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Helvetica Neue" svg:font-family="'Helvetica Neu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Bold" style:font-family-generic="swiss" style:font-pitch="variable"/>
    <style:font-face style:name="Helvetica1" svg:font-family="Helvetic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Helvetica Neue" svg:font-family="'Helvetica Neu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Bold" style:font-family-generic="swiss" style:font-pitch="variable"/>
    <style:font-face style:name="Helvetica1" svg:font-family="Helvetic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/>
      <style:paragraph-properties style:page-number="auto" fo:background-color="transparent" style:shadow="none" style:writing-mode="page">
        <style:tab-stops/>
      </style:paragraph-properties>
      <style:text-properties style:font-name="Helvetica1" fo:font-family="Helvetica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page"/>
      <style:text-properties style:font-name="Helvetica2" fo:font-family="Helvetica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style:font-name="Helvetica2" fo:font-family="Helvetica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Helvetica2" fo:font-family="Helvetica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style:font-name="Helvetica1" fo:font-family="Helvetica" style:font-style-name="Regular" style:font-family-generic="swiss" style:font-pitch="variable"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3-21T15:25:03.491022000</dc:date>
    <meta:editing-duration>PT14M4S</meta:editing-duration>
    <meta:editing-cycles>5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